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19" style:parent-style-name="instrukce" style:family="text">
      <style:text-properties style:use-window-font-color="true"/>
    </style:style>
    <style:style style:name="T20" style:parent-style-name="instrukce" style:family="text">
      <style:text-properties style:use-window-font-color="true"/>
    </style:style>
    <style:style style:name="T21" style:parent-style-name="instrukce" style:family="text">
      <style:text-properties style:use-window-font-color="true"/>
    </style:style>
    <style:style style:name="P22" style:parent-style-name="podpis" style:family="paragraph">
      <style:paragraph-properties fo:margin-top="0.3333in"/>
    </style:style>
    <style:style style:name="T23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8/2024</text:p>
            <text:p text:style-name="Normální">KVOP-8810/2024</text:p>
            <text:p text:style-name="Normální">01. 03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á paní</text:p>
            <text:p text:style-name="Normální">M. L.</text:p>
            <text:p text:style-name="Normální"/>
            <text:p text:style-name="P17">e-mail:</text:p>
            <text:p text:style-name="Normální"><text:s text:c="5"/></text:p>
            <text:p text:style-name="Normální"><text:s text:c="7"/></text:p>
            <text:p text:style-name="Normální"/>
            <text:p text:style-name="Normální"/>
          </table:table-cell>
        </table:table-row>
      </table:table>
      <text:h text:style-name="Nadpis1" text:outline-level="1">Sdělení o<text:s/>vyřízení žádosti o informace</text:h>
      <text:h text:style-name="Nadpis1" text:outline-level="1">podle zákona č. 106/1999 Sb., o svobodném přístupu k informacím</text:h>
      <text:p text:style-name="Základnítext">Vážená paní,</text:p>
      <text:p text:style-name="Základnítext">dne 22. února obdržela Kancelář veřejného ochránce práv/veřejný ochránce práv Vaši žádost o informace. Žádáte o:</text:p>
      <text:list text:style-name="LFO3_1" text:continue-numbering="true">
        <text:list-item>
          <text:p text:style-name="P18"><text:span text:style-name="T19">Graf č. 4 z výzkumné zprávy sp. zn. 4</text:span><text:span text:style-name="T20">7/2019/DIS ve formátu umožňujícím zkopírování grafu.</text:span></text:p>
        </text:list-item>
      </text:list>
      <text:p text:style-name="Základnítext"><text:span text:style-name="Silné">Dáváme Vám tyto informace</text:span>:</text:p>
      <text:p text:style-name="Základnítext"><text:span text:style-name="T21">Přílohou zasílám výzkumnou zprávu ve formátu docx.</text:span></text:p>
      <text:p text:style-name="Základnítext">S pozdravem</text:p>
      <text:p text:style-name="Základnítext"/>
      <text:p text:style-name="P22">JUDr. Pavel Pořízek, Ph.D. v. r.</text:p>
      <text:p text:style-name="podpis">vedoucí Kanceláře veřejného ochránce práv</text:p>
      <text:p text:style-name="podpis">(podepsáno elektronicky)</text:p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Příloha"/>
      <text:p text:style-name="Příloha">Příloha</text:p>
      <text:p text:style-name="Normální"><text:span text:style-name="T23">Výzkumná zpráva Nenávistné projevy na internetu a rozhodování českých soudů, sp. zn. 47/2019/DIS</text:span>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9CXN*</text:span></text:p>
        <text:p text:style-name="P12"><text:span text:style-name="T13">KVOPX00E9CXN</text:span>KVOPX00E9CXN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3-12T10:41:00Z</meta:creation-date>
    <dc:date>2024-03-12T10:43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10" meta:character-count="760" meta:row-count="5" meta:non-whitespace-character-count="651"/>
  </office:meta>
</office:document-meta>
</file>